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lement.to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Element.getCom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.setMaxOccurs( int maxOccu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.setType( 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Element.getMinOccu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.setMinOccurs( int minOccu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.setName( Q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.setRef( Element 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lement.isGlob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.getMaxOccu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.getR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.setNillable( boolean isNill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.isR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.get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.setGlobal( boolean isGlob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lement.isNil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.setComment( String com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